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940" officeooo:paragraph-rsid="00109940"/>
    </style:style>
    <style:style style:name="P2" style:family="paragraph" style:parent-style-name="Standard">
      <style:text-properties officeooo:rsid="00109940" officeooo:paragraph-rsid="0012c535"/>
    </style:style>
    <style:style style:name="P3" style:family="paragraph" style:parent-style-name="Standard">
      <style:text-properties fo:font-weight="bold" officeooo:rsid="00109940" officeooo:paragraph-rsid="00109940" style:font-weight-asian="bold" style:font-weight-complex="bold"/>
    </style:style>
    <style:style style:name="P4" style:family="paragraph" style:parent-style-name="Standard">
      <style:text-properties officeooo:rsid="00167acc" officeooo:paragraph-rsid="00167acc"/>
    </style:style>
    <style:style style:name="P5" style:family="paragraph" style:parent-style-name="Standard">
      <style:text-properties officeooo:rsid="0018bf54" officeooo:paragraph-rsid="0018bf54"/>
    </style:style>
    <style:style style:name="T1" style:family="text">
      <style:text-properties officeooo:rsid="00119e90"/>
    </style:style>
    <style:style style:name="T2" style:family="text">
      <style:text-properties officeooo:rsid="0012c535"/>
    </style:style>
    <style:style style:name="T3" style:family="text">
      <style:text-properties officeooo:rsid="0013ad23"/>
    </style:style>
    <style:style style:name="T4" style:family="text">
      <style:text-properties officeooo:rsid="00184e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ights</text:p>
      <text:p text:style-name="P3"/>
      <text:p text:style-name="P1"/>
      <text:p text:style-name="P1">Li-SOCl2 <text:span text:style-name="T1">b</text:span>attery AA <text:span text:style-name="T1">with wires</text:span> <text:s/>18.4g</text:p>
      <text:p text:style-name="P1">Gnat 2.8g</text:p>
      <text:p text:style-name="P1">GNSS Antenna 8.0g</text:p>
      <text:p text:style-name="P1">LoRa antenna 0.1g</text:p>
      <text:p text:style-name="P1"><text:span text:style-name="T2">Lithium ion 1</text:span>10 mAh battery 2.8g</text:p>
      <text:p text:style-name="P2"><text:span text:style-name="T2">Lithium ion </text:span>40 mAh battery 1.5g</text:p>
      <text:p text:style-name="P1">PVC enclosure 27g</text:p>
      <text:p text:style-name="P1">Shrink tube <text:span text:style-name="T3">double-walled with adhesive 10 cm </text:span>7g</text:p>
      <text:p text:style-name="P1"/>
      <text:p text:style-name="P4">Logger with 110mAh battery <text:span text:style-name="T4">in shrink-tube</text:span> 19g</text:p>
      <text:p text:style-name="P5">Logger with AA battery in heat-shrink tubing 35g</text:p>
      <text:p text:style-name="P5">Logger with PVC and epoxy ~56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8-11T11:31:06.519560034</meta:creation-date>
    <dc:date>2020-08-25T08:53:50.320354529</dc:date>
    <dc:creator>Ned Horning</dc:creator>
    <meta:editing-duration>PT40M4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59" meta:character-count="338" meta:non-whitespace-character-count="290"/>
  </office:meta>
</office:document-meta>
</file>